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WW8Num7"/>
    <style:style style:name="P11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WW8Num2">
      <style:text-properties fo:font-size="12pt" style:font-size-asian="12pt" style:font-size-complex="12pt"/>
    </style:style>
    <style:style style:name="P14" style:family="paragraph" style:parent-style-name="Text_20_body" style:list-style-name="WW8Num7">
      <style:text-properties fo:font-size="12pt" style:font-size-asian="12pt" style:font-size-complex="12pt"/>
    </style:style>
    <style:style style:name="P15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</style:style>
    <style:style style:name="P20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21" style:family="paragraph" style:parent-style-name="Title" style:master-page-name="Standard">
      <style:paragraph-properties fo:text-align="center" style:justify-single-word="false" style:page-number="auto"/>
    </style:style>
    <style:style style:name="P22" style:family="paragraph" style:parent-style-name="Heading_20_1">
      <style:text-properties style:font-name="Times New Roman" fo:font-size="14pt" style:font-size-asian="14pt" style:font-size-complex="14pt"/>
    </style:style>
    <style:style style:name="P23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bold"/>
    </style:style>
    <style:style style:name="T12" style:family="text">
      <style:text-properties style:font-weight-asian="bold"/>
    </style:style>
    <style:style style:name="T13" style:family="text">
      <style:text-properties style:font-weight-complex="bold"/>
    </style:style>
    <style:style style:name="T14" style:family="text">
      <style:text-properties fo:font-weight="normal"/>
    </style:style>
    <style:style style:name="T15" style:family="text">
      <style:text-properties style:font-weight-asian="normal"/>
    </style:style>
    <style:style style:name="T16" style:family="text">
      <style:text-properties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Memória Virtual<text:line-break/>Caso de Uso: EditarCadastroPróprio</text:span></text:p>
      <text:p text:style-name="P7"/>
      <text:h text:style-name="P22" text:outline-level="1">Breve Descrição</text:h>
      <text:p text:style-name="P6"><text:s text:c="4"/>O caso de uso EditarCadastroPróprio permite ao usuário editar todos os dados do seu cadastro. </text:p>
      <text:h text:style-name="P22" text:outline-level="1">Breve Descrição dos Atores</text:h>
      <text:p text:style-name="P6"><text:s text:c="4"/>Usuário: O usuário (Catalogador, Revisor, Gerente ou Administrador) edita todos os dados do seu cadastro.</text:p>
      <text:h text:style-name="P22" text:outline-level="1">Pré-condições </text:h>
      <text:p text:style-name="P6"><text:s text:c="4"/>O usuário está logado no sistema.</text:p>
      <text:h text:style-name="P22" text:outline-level="1">Fluxo Básico de eventos</text:h>
      <text:list xml:id="list39424861" text:style-name="WW8Num7">
        <text:list-item>
          <text:p text:style-name="P11"><text:s text:c="3"/>O usuário seleciona a opção “Editar Meu Cadastro”;</text:p>
        </text:list-item>
        <text:list-item>
          <text:p text:style-name="P10"><text:span text:style-name="T5"><text:s text:c="3"/>O sistema </text:span><text:span text:style-name="T6">carrega todos os dados do usuário</text:span><text:span text:style-name="T5">;</text:span></text:p>
        </text:list-item>
        <text:list-item>
          <text:p text:style-name="P20"><text:s text:c="3"/>O usuário altera seus dados;</text:p>
        </text:list-item>
        <text:list-item>
          <text:p text:style-name="P11"><text:s text:c="3"/>O sistema salva as alterações;</text:p>
        </text:list-item>
        <text:list-item>
          <text:p text:style-name="P14"><text:span text:style-name="T3"><text:s text:c="3"/>O caso de uso termina.</text:span></text:p>
          <text:p text:style-name="P14"><text:span text:style-name="T9"/></text:p>
        </text:list-item>
      </text:list>
      <text:h text:style-name="P22" text:outline-level="1">Pós-condições</text:h>
      <text:h text:style-name="P23" text:outline-level="2" text:is-list-header="true">Fluxo Básico: Os dados do usuário foram alterados.</text:h>
      <text:h text:style-name="P22" text:outline-level="1">Requisitos especiais</text:h>
      <text:p text:style-name="Standard"><text:span text:style-name="T8"><text:s text:c="13"/></text:span><text:span text:style-name="T5">Performance: A resposta do sistema para a busca do usuário deve ser realizada em até 1 segun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7780*"/>
    </style:style>
    <style:style style:name="Tabela2.B" style:family="table-column">
      <style:table-column-properties style:column-width="10.442cm" style:rel-column-width="44288*"/>
    </style:style>
    <style:style style:name="Tabela2.C" style:family="table-column">
      <style:table-column-properties style:column-width="3.175cm" style:rel-column-width="1346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29</meta:editing-cycles>
    <meta:editing-duration>PT03H53M27S</meta:editing-duration>
    <meta:generator>BrOffice.org/3.2$Win32 OpenOffice.org_project/320m12$Build-9483</meta:generator>
    <dc:date>2010-12-19T20:22:34.72</dc:date>
    <meta:document-statistic meta:table-count="2" meta:image-count="1" meta:object-count="0" meta:page-count="1" meta:paragraph-count="24" meta:word-count="149" meta:character-count="903"/>
  </office:meta>
</office:document-meta>
</file>